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9.682cm" fo:min-width="17.017cm"/>
    </style:style>
    <style:style style:name="gr3" style:family="graphic" style:parent-style-name="standard">
      <style:graphic-properties draw:fill="solid" draw:fill-color="#18a303" draw:textarea-horizontal-align="justify" draw:textarea-vertical-align="middle" draw:auto-grow-height="false" fo:min-height="1.955cm" fo:min-width="3.7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6.651cm" fo:min-width="10.348cm"/>
    </style:style>
    <style:style style:name="gr11" style:family="graphic" style:parent-style-name="standard">
      <style:graphic-properties draw:fill="solid" draw:fill-color="#18a303" draw:textarea-horizontal-align="justify" draw:textarea-vertical-align="middle" draw:auto-grow-height="false" fo:min-height="1.955cm" fo:min-width="3.7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svg:stroke-color="#000000" draw:fill="none" draw:fill-color="#ffffff" draw:textarea-horizontal-align="left" draw:auto-grow-height="true" draw:auto-grow-width="false" fo:min-height="15.326cm" fo:min-width="0cm"/>
      <style:paragraph-properties style:writing-mode="lr-tb"/>
    </style:style>
    <style:style style:name="gr20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1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2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Default_5f_1">
      <style:graphic-properties draw:stroke="solid" svg:stroke-width="0.026cm" svg:stroke-color="#4a7ebb" draw:fill="gradient" draw:fill-gradient-name="Radial_20_red_2f_yellow" draw:gradient-step-count="0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4.695cm" fo:min-width="0cm"/>
      <style:paragraph-properties style:writing-mode="lr-tb"/>
    </style:style>
    <style:style style:name="gr27" style:family="graphic" style:parent-style-name="Default_5f_1">
      <style:graphic-properties draw:stroke="solid" svg:stroke-width="0.026cm" svg:stroke-color="#4a7ebb" draw:fill="gradient" draw:fill-gradient-name="Radial_20_red_2f_yellow" draw:gradient-step-count="0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45cm" fo:min-width="0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US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language="en" fo:country="US"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US" fo:hyphenate="false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language="en" fo:country="US"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US" fo:hyphenate="false"/>
    </style:style>
    <style:style style:name="P8" style:family="paragraph">
      <style:paragraph-properties fo:text-align="center"/>
      <style:text-properties fo:language="en" fo:country="US"/>
    </style:style>
    <style:style style:name="P9" style:family="paragraph">
      <loext:graphic-properties draw:fill="solid" draw:fill-color="#18a303"/>
      <style:paragraph-properties fo:text-align="center"/>
      <style:text-properties fo:language="en" fo:country="US"/>
    </style:style>
    <style:style style:name="P10" style:family="paragraph">
      <style:text-properties fo:font-size="18pt"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style:text-properties fo:language="en" fo:country="US"/>
    </style:style>
    <style:style style:name="P14" style:family="paragraph">
      <loext:graphic-properties draw:fill="none" draw:fill-color="#ffffff"/>
      <style:text-properties fo:language="en" fo:country="US"/>
    </style:style>
    <style:style style:name="P1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6" style:family="paragraph">
      <style:paragraph-properties style:writing-mode="lr-tb"/>
      <style:text-properties fo:language="en" fo:country="US"/>
    </style:style>
    <style:style style:name="P17" style:family="paragraph">
      <loext:graphic-properties draw:fill="solid" draw:fill-color="#000000"/>
      <style:paragraph-properties fo:text-align="center"/>
      <style:text-properties fo:language="en" fo:country="US"/>
    </style:style>
    <style:style style:name="P18" style:family="paragraph">
      <style:text-properties fo:font-size="14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20" style:family="paragraph">
      <style:paragraph-properties fo:margin-left="0cm" fo:margin-right="0cm" fo:margin-top="0.5cm" fo:margin-bottom="0cm" fo:line-height="100%" fo:text-align="start" fo:text-indent="0cm" style:punctuation-wrap="hanging"/>
      <style:text-properties fo:font-size="12pt" fo:language="en" fo:country="US" style:font-size-asian="12pt" style:font-size-complex="12pt" fo:hyphenate="false"/>
    </style:style>
    <style:style style:name="P21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punctuation-wrap="hanging"/>
      <style:text-properties fo:font-size="12pt" fo:language="en" fo:country="US" style:font-size-asian="12pt" style:font-size-complex="12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US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US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US" style:font-size-asian="14pt" style:font-size-complex="14pt"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US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language="en" fo:country="US" style:font-size-asian="14pt" style:font-size-complex="14pt"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language="en" fo:country="US" style:font-size-asian="14pt" style:font-size-complex="14pt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en" fo:country="US" fo:hyphenate="false"/>
    </style:style>
    <style:style style:name="P29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30" style:family="paragraph">
      <loext:graphic-properties draw:fill="none"/>
      <style:paragraph-properties fo:text-align="start"/>
      <style:text-properties fo:font-size="18pt" fo:language="en" fo:country="US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en" fo:country="US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language="en" fo:country="US" fo:hyphenate="false"/>
    </style:style>
    <style:style style:name="P34" style:family="paragraph">
      <loext:graphic-properties draw:fill="gradient" draw:fill-gradient-name="Radial_20_red_2f_yellow" draw:gradient-step-count="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language="en" fo:country="US" fo:hyphenate="false"/>
    </style:style>
    <style:style style:name="P35" style:family="paragraph">
      <style:paragraph-properties fo:margin-top="0.5cm" fo:margin-bottom="0cm" fo:line-height="100%" fo:text-align="start" style:punctuation-wrap="hanging"/>
      <style:text-properties fo:language="en" fo:country="US" fo:hyphenate="false"/>
    </style:style>
    <style:style style:name="P36" style:family="paragraph">
      <style:text-properties fo:font-size="12pt" fo:language="en" fo:country="US" style:font-size-asian="12pt" style:font-size-complex="12pt"/>
    </style:style>
    <style:style style:name="P37" style:family="paragraph">
      <loext:graphic-properties draw:fill="none" draw:fill-color="#ffffff"/>
      <style:text-properties fo:font-size="12pt" fo:language="en" fo:country="US" style:font-size-asian="12pt" style:font-size-complex="12pt"/>
    </style:style>
    <style:style style:name="P38" style:family="paragraph">
      <loext:graphic-properties draw:fill-color="#ffffff"/>
      <style:text-properties fo:language="en" fo:country="US"/>
    </style:style>
    <style:style style:name="P39" style:family="paragraph">
      <style:text-properties fo:font-size="20pt" fo:language="en" fo:country="US"/>
    </style:style>
    <style:style style:name="P40" style:family="paragraph">
      <loext:graphic-properties draw:fill="none"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ce181e" loext:opacity="100%"/>
    </style:style>
    <style:style style:name="T5" style:family="text">
      <style:text-properties fo:color="#18a303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Lucida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106802" loext:opacity="100%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variant="normal" fo:text-transform="none" fo:color="#158466" loext:opacity="100%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58466" loext:opacity="100%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584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: DEEC/Instituto Superior Técnico </presentation:footer-decl>
      <draw:page draw:name="Computer Electronics" draw:style-name="dp1" draw:master-page-name="Title_20_Slide" presentation:presentation-page-layout-name="AL1T0" presentation:use-footer-name="ftr1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7: Digital Circuits using Verilog and IOb-Lib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omputer Electron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3" presentation:style-name="pr4" draw:text-style-name="P7" draw:layer="layout" svg:width="19.05cm" svg:height="2.411cm" svg:x="6.75cm" svg:y="0.49cm" presentation:class="title" presentation:user-transformed="true">
          <draw:text-box>
            <text:p text:style-name="P6"><text:span text:style-name="T3">Modular circuit design</text:span></text:p>
          </draw:text-box>
        </draw:frame>
        <draw:custom-shape draw:style-name="gr2" draw:text-style-name="P8" draw:layer="layout" svg:width="17.517cm" svg:height="9.932cm" svg:x="3.855cm" svg:y="6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xml:id="id2" draw:id="id2" draw:layer="layout" svg:width="4.234cm" svg:height="2.205cm" svg:x="6.748cm" svg:y="8.328cm">
          <text:p text:style-name="P8">Submodule A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.83cm" svg:height="0.962cm" svg:x="-0.01cm" svg:y="12.331cm">
          <draw:text-box>
            <text:p text:style-name="P10">INPUTS</text:p>
          </draw:text-box>
        </draw:frame>
        <draw:line draw:style-name="gr5" draw:text-style-name="P12" xml:id="id1" draw:id="id1" draw:layer="layout" svg:x1="0.17cm" svg:y1="13.33cm" svg:x2="3.455cm" svg:y2="13.33cm">
          <text:p/>
        </draw:line>
        <draw:frame draw:style-name="gr4" draw:text-style-name="P11" draw:layer="layout" svg:width="3.537cm" svg:height="0.962cm" svg:x="22.093cm" svg:y="8.373cm">
          <draw:text-box>
            <text:p text:style-name="P10">OUTPUTS</text:p>
          </draw:text-box>
        </draw:frame>
        <draw:line draw:style-name="gr5" draw:text-style-name="P12" xml:id="id5" draw:id="id5" draw:layer="layout" svg:x1="22.07cm" svg:y1="9.43cm" svg:x2="25.355cm" svg:y2="9.43cm">
          <text:p/>
        </draw:line>
        <draw:frame draw:style-name="gr6" draw:text-style-name="P14" draw:layer="layout" svg:width="2.576cm" svg:height="0.962cm" svg:x="4.534cm" svg:y="6.38cm">
          <draw:text-box>
            <text:p text:style-name="P13">Module</text:p>
          </draw:text-box>
        </draw:frame>
        <draw:custom-shape draw:style-name="gr3" draw:text-style-name="P9" xml:id="id3" draw:id="id3" draw:layer="layout" svg:width="4.234cm" svg:height="2.205cm" svg:x="6.748cm" svg:y="12.228cm">
          <text:p text:style-name="P8">Submodule C</text:p>
          <draw:enhanced-geometry svg:viewBox="0 0 21600 21600" draw:type="rectangle" draw:enhanced-path="M 0 0 L 21600 0 21600 21600 0 21600 0 0 Z N"/>
        </draw:custom-shape>
        <draw:custom-shape draw:style-name="gr3" draw:text-style-name="P9" xml:id="id4" draw:id="id4" draw:layer="layout" svg:width="4.234cm" svg:height="2.205cm" svg:x="15.313cm" svg:y="8.31cm">
          <text:p text:style-name="P8">Submodule B</text:p>
          <draw:enhanced-geometry svg:viewBox="0 0 21600 21600" draw:type="rectangle" draw:enhanced-path="M 0 0 L 21600 0 21600 21600 0 21600 0 0 Z N"/>
        </draw:custom-shape>
        <draw:custom-shape draw:style-name="gr3" draw:text-style-name="P9" xml:id="id6" draw:id="id6" draw:layer="layout" svg:width="4.234cm" svg:height="2.205cm" svg:x="12.694cm" svg:y="12.287cm">
          <text:p text:style-name="P8">Submodule D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3.455cm" svg:y1="13.33cm" svg:x2="6.748cm" svg:y2="9.43cm" draw:start-shape="id1" draw:start-glue-point="1" draw:end-shape="id2" draw:end-glue-point="3" svg:d="M3455 13330h1646v-3900h1647" svg:viewBox="0 0 3294 3901">
          <text:p/>
        </draw:connector>
        <draw:connector draw:style-name="gr7" draw:text-style-name="P8" draw:layer="layout" svg:x1="3.455cm" svg:y1="13.33cm" svg:x2="6.748cm" svg:y2="13.33cm" draw:start-shape="id1" draw:start-glue-point="1" draw:end-shape="id3" draw:end-glue-point="3" svg:d="M3455 13330h3293" svg:viewBox="0 0 3294 1">
          <text:p/>
        </draw:connector>
        <draw:connector draw:style-name="gr7" draw:text-style-name="P8" draw:layer="layout" svg:x1="19.547cm" svg:y1="9.412cm" svg:x2="22.07cm" svg:y2="9.43cm" draw:start-shape="id4" draw:start-glue-point="1" draw:end-shape="id5" draw:end-glue-point="3" svg:d="M19547 9412h1262v18h1261" svg:viewBox="0 0 2524 19">
          <text:p/>
        </draw:connector>
        <draw:connector draw:style-name="gr7" draw:text-style-name="P8" draw:layer="layout" svg:x1="10.982cm" svg:y1="13.33cm" svg:x2="12.694cm" svg:y2="13.389cm" draw:start-shape="id3" draw:start-glue-point="1" draw:end-shape="id6" draw:end-glue-point="3" svg:d="M10982 13330h856v59h856" svg:viewBox="0 0 1713 60">
          <text:p/>
        </draw:connector>
        <draw:connector draw:style-name="gr7" draw:text-style-name="P8" draw:layer="layout" svg:x1="10.982cm" svg:y1="9.43cm" svg:x2="15.313cm" svg:y2="9.412cm" draw:start-shape="id2" draw:start-glue-point="1" draw:end-shape="id4" draw:end-glue-point="3" svg:d="M10982 9430h2166v-18h2165" svg:viewBox="0 0 4332 19">
          <text:p/>
        </draw:connector>
        <draw:connector draw:style-name="gr7" draw:text-style-name="P8" draw:layer="layout" svg:x1="17.43cm" svg:y1="10.515cm" svg:x2="16.928cm" svg:y2="13.389cm" draw:start-shape="id4" draw:start-glue-point="2" draw:end-shape="id6" draw:end-glue-point="1" svg:d="M17430 10515v2874h-502" svg:viewBox="0 0 503 2875">
          <text:p/>
        </draw:connector>
        <draw:frame draw:style-name="gr8" draw:text-style-name="P14" draw:layer="layout" svg:width="2.123cm" svg:height="0.962cm" svg:x="11.847cm" svg:y="11.084cm">
          <draw:text-box>
            <text:p text:style-name="P13">Wires</text:p>
          </draw:text-box>
        </draw:frame>
        <draw:line draw:style-name="gr9" draw:text-style-name="P12" draw:layer="layout" svg:x1="12.847cm" svg:y1="10.819cm" svg:x2="13.141cm" svg:y2="9.584cm">
          <text:p/>
        </draw:line>
        <draw:line draw:style-name="gr9" draw:text-style-name="P12" draw:layer="layout" svg:x1="11.847cm" svg:y1="11.436cm" svg:x2="5.321cm" svg:y2="11.26cm">
          <text:p/>
        </draw:line>
        <draw:line draw:style-name="gr9" draw:text-style-name="P12" draw:layer="layout" svg:x1="12.259cm" svg:y1="12.046cm" svg:x2="12.112cm" svg:y2="13.112cm">
          <text:p/>
        </draw:line>
        <draw:line draw:style-name="gr9" draw:text-style-name="P12" draw:layer="layout" svg:x1="13.97cm" svg:y1="11.613cm" svg:x2="17.43cm" svg:y2="11.73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21.264cm" svg:height="2.411cm" svg:x="7.126cm" svg:y="0.61cm" presentation:class="title" presentation:user-transformed="true">
          <draw:text-box>
            <text:p text:style-name="P6"><text:span text:style-name="T3">IOb-lib: module interface</text:span></text:p>
          </draw:text-box>
        </draw:frame>
        <draw:frame draw:name="Content Placeholder 2" presentation:style-name="pr6" draw:text-style-name="P16" draw:layer="layout" svg:width="23.919cm" svg:height="11.2cm" svg:x="0.883cm" svg:y="4.229cm" presentation:class="outline" presentation:user-transformed="true">
          <draw:text-box>
            <text:list text:style-name="L2">
              <text:list-header>
                <text:p text:style-name="P13"><text:span text:style-name="T4">module</text:span> my_module (</text:p>
              </text:list-header>
            </text:list>
            <text:p text:style-name="P13"><text:s text:c="6"/>`<text:span text:style-name="T5">INPUT</text:span>(X, 8), <text:s text:c="2"/>//declare 8-bit input</text:p>
            <text:p text:style-name="P13"><text:s text:c="6"/>`<text:span text:style-name="T5">INPUT</text:span>(Y, 8),</text:p>
            <text:p text:style-name="P13"><text:s text:c="6"/>`<text:span text:style-name="T5">OUTPUT</text:span>(Z, 16) //declare 16-bit output</text:p>
            <text:p text:style-name="P13"><text:s text:c="6"/>`<text:span text:style-name="T5">INOUT</text:span>(F, 32) //declare 32-bit bidirectional port</text:p>
            <text:p text:style-name="P13"><text:s text:c="3"/>);</text:p>
            <text:p text:style-name="P13"><text:s text:c="3"/>&lt;module body&gt;</text:p>
            <text:p text:style-name="P13"><text:span text:style-name="T4">endmodu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18.286cm" svg:height="2.411cm" svg:x="6.555cm" svg:y="0.39cm" presentation:class="title" presentation:user-transformed="true">
          <draw:text-box>
            <text:p text:style-name="P6"><text:span text:style-name="T3">Instantiate sub-components</text:span></text:p>
          </draw:text-box>
        </draw:frame>
        <draw:custom-shape draw:style-name="gr10" draw:text-style-name="P8" draw:layer="layout" svg:width="10.848cm" svg:height="6.901cm" svg:x="12.833cm" svg:y="8.0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234cm" svg:height="2.205cm" svg:x="16.448cm" svg:y="9.92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028cm" svg:height="0.962cm" svg:x="11.284cm" svg:y="6.77cm">
          <draw:text-box>
            <text:p text:style-name="P10"><text:span text:style-name="T6">my_module</text:span></text:p>
          </draw:text-box>
        </draw:frame>
        <draw:frame draw:style-name="gr13" draw:text-style-name="P11" draw:layer="layout" svg:width="2.403cm" svg:height="0.962cm" svg:x="17.392cm" svg:y="9.866cm">
          <draw:text-box>
            <text:p text:style-name="P10">comp0</text:p>
          </draw:text-box>
        </draw:frame>
        <draw:custom-shape draw:style-name="gr14" draw:text-style-name="P17" draw:layer="layout" svg:width="0.176cm" svg:height="0.177cm" svg:x="16.448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176cm" svg:height="0.177cm" svg:x="20.549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176cm" svg:height="0.177cm" svg:x="18.45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1" draw:layer="layout" svg:width="0.925cm" svg:height="0.962cm" svg:x="16.603cm" svg:y="10.48cm">
          <draw:text-box>
            <text:p text:style-name="P10">X</text:p>
          </draw:text-box>
        </draw:frame>
        <draw:frame draw:style-name="gr4" draw:text-style-name="P11" draw:layer="layout" svg:width="0.925cm" svg:height="0.962cm" svg:x="19.704cm" svg:y="10.48cm">
          <draw:text-box>
            <text:p text:style-name="P10">Y</text:p>
          </draw:text-box>
        </draw:frame>
        <draw:frame draw:style-name="gr15" draw:text-style-name="P11" draw:layer="layout" svg:width="0.891cm" svg:height="0.962cm" svg:x="18.104cm" svg:y="11.18cm">
          <draw:text-box>
            <text:p text:style-name="P10">Z</text:p>
          </draw:text-box>
        </draw:frame>
        <draw:line draw:style-name="gr16" draw:text-style-name="P12" draw:layer="layout" svg:x1="16.448cm" svg:y1="10.998cm" svg:x2="14.552cm" svg:y2="10.997cm">
          <text:p/>
        </draw:line>
        <draw:line draw:style-name="gr16" draw:text-style-name="P12" draw:layer="layout" svg:x1="22.548cm" svg:y1="10.999cm" svg:x2="20.652cm" svg:y2="10.998cm">
          <text:p/>
        </draw:line>
        <draw:line draw:style-name="gr16" draw:text-style-name="P12" draw:layer="layout" svg:x1="18.577cm" svg:y1="13.677cm" svg:x2="18.55cm" svg:y2="12.142cm">
          <text:p/>
        </draw:line>
        <draw:frame draw:style-name="gr4" draw:text-style-name="P11" draw:layer="layout" svg:width="0.925cm" svg:height="0.962cm" svg:x="14.046cm" svg:y="10.035cm">
          <draw:text-box>
            <text:p text:style-name="P10">A</text:p>
          </draw:text-box>
        </draw:frame>
        <draw:frame draw:style-name="gr4" draw:text-style-name="P11" draw:layer="layout" svg:width="0.925cm" svg:height="0.962cm" svg:x="22.027cm" svg:y="10.164cm">
          <draw:text-box>
            <text:p text:style-name="P10">B</text:p>
          </draw:text-box>
        </draw:frame>
        <draw:frame draw:style-name="gr17" draw:text-style-name="P11" draw:layer="layout" svg:width="0.959cm" svg:height="0.962cm" svg:x="18.577cm" svg:y="12.928cm">
          <draw:text-box>
            <text:p text:style-name="P10">C</text:p>
          </draw:text-box>
        </draw:frame>
        <draw:frame draw:style-name="gr18" draw:text-style-name="P19" draw:layer="layout" svg:width="3.859cm" svg:height="0.962cm" svg:x="15.41cm" svg:y="8.868cm">
          <draw:text-box>
            <text:p text:style-name="P18"><text:span text:style-name="T7">my_submodule</text:span></text:p>
          </draw:text-box>
        </draw:frame>
        <draw:frame draw:style-name="gr19" draw:text-style-name="P21" draw:layer="layout" svg:width="8.702cm" svg:height="15.576cm" svg:x="1.117cm" svg:y="3.326cm">
          <draw:text-box>
            <text:p text:style-name="P20"><text:span text:style-name="T8">module my_module</text:span></text:p>
            <text:p text:style-name="P20"><text:span text:style-name="T8">(</text:span></text:p>
            <text:p text:style-name="P20"><text:span text:style-name="T8"><text:s/></text:span><text:span text:style-name="T8">//module ports</text:span></text:p>
            <text:p text:style-name="P20"><text:span text:style-name="T8">...</text:span></text:p>
            <text:p text:style-name="P20"><text:span text:style-name="T8">);</text:span></text:p>
            <text:p text:style-name="P20"><text:span text:style-name="T8">...</text:span></text:p>
            <text:p text:style-name="P20"><text:span text:style-name="T8"><text:s text:c="3"/></text:span><text:span text:style-name="T8">my_submodule comp0 </text:span></text:p>
            <text:p text:style-name="P20"><text:span text:style-name="T8"><text:s text:c="3"/></text:span><text:span text:style-name="T8">(</text:span></text:p>
            <text:p text:style-name="P20"><text:span text:style-name="T8"><text:s text:c="6"/></text:span><text:span text:style-name="T8">.X(A), <text:s/></text:span></text:p>
            <text:p text:style-name="P20"><text:span text:style-name="T8"><text:s text:c="6"/></text:span><text:span text:style-name="T8">.Y(B), </text:span></text:p>
            <text:p text:style-name="P20"><text:span text:style-name="T8"><text:s text:c="6"/></text:span><text:span text:style-name="T8">.Z ( C),</text:span></text:p>
            <text:p text:style-name="P20"><text:span text:style-name="T8"><text:s text:c="6"/></text:span><text:span text:style-name="T8">.F (D)</text:span></text:p>
            <text:p text:style-name="P20"><text:span text:style-name="T8"><text:s text:c="2"/></text:span><text:span text:style-name="T8">)</text:span></text:p>
            <text:p text:style-name="P20"><text:span text:style-name="T8">...</text:span></text:p>
            <text:p text:style-name="P20"><text:span text:style-name="T8">endmodu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16.669cm" svg:height="2.411cm" svg:x="8.143cm" svg:y="0.393cm" presentation:class="title" presentation:user-transformed="true">
          <draw:text-box>
            <text:p text:style-name="P6"><text:span text:style-name="T3">Wires and variables</text:span></text:p>
          </draw:text-box>
        </draw:frame>
        <draw:frame draw:name="Content Placeholder 2" presentation:style-name="pr6" draw:text-style-name="P16" draw:layer="layout" svg:width="23.919cm" svg:height="11.2cm" svg:x="0.883cm" svg:y="4.429cm" presentation:class="outline" presentation:user-transformed="true">
          <draw:text-box>
            <text:list text:style-name="L2">
              <text:list-item>
                <text:p text:style-name="P13"><text:span text:style-name="T9">Circuits are blocks connected by wires that carry digital signals (0 or 1)</text:span></text:p>
              </text:list-item>
              <text:list-item>
                <text:p text:style-name="P13"><text:span text:style-name="T10"><text:s/></text:span><text:span text:style-name="T10">So we need to declare and use wires</text:span></text:p>
              </text:list-item>
              <text:list-item>
                <text:p text:style-name="P13"><text:span text:style-name="T10">Verilog describes two types of wires:</text:span></text:p>
                <text:list>
                  <text:list-item>
                    <text:p text:style-name="P13"><text:span text:style-name="T10">Type </text:span><text:span text:style-name="T11">wire:</text:span><text:span text:style-name="T10"> used for connections and assign statements</text:span></text:p>
                  </text:list-item>
                  <text:list-item>
                    <text:p text:style-name="P13"><text:span text:style-name="T10">Type</text:span><text:span text:style-name="T11"> reg</text:span><text:span text:style-name="T10">: user for operation results within </text:span><text:span text:style-name="T11">always</text:span><text:span text:style-name="T10"> and </text:span><text:span text:style-name="T11">initial</text:span><text:span text:style-name="T10"> processes</text:span></text:p>
                  </text:list-item>
                </text:list>
              </text:list-item>
              <text:list-item>
                <text:p text:style-name="P13"><text:span text:style-name="T10">Using IOb Verilog macros:</text:span></text:p>
                <text:list>
                  <text:list-item>
                    <text:p text:style-name="P13"><text:span text:style-name="T10">Type wire: `IOB_WIRE(NAME, WIDTH)</text:span></text:p>
                  </text:list-item>
                  <text:list-item>
                    <text:p text:style-name="P13"><text:span text:style-name="T10">Type reg: `IOB_VAR(NAME, WIDTH)</text:span></text:p>
                  </text:list-item>
                </text:list>
              </text:list-item>
              <text:list-item>
                <text:p text:style-name="P13"><text:span text:style-name="T10">Signed versions:</text:span></text:p>
                <text:list>
                  <text:list-item>
                    <text:p text:style-name="P13"><text:span text:style-name="T10">Type wire: `IOB_WIRE_SIGNED(NAME, WIDTH)</text:span></text:p>
                  </text:list-item>
                  <text:list-item>
                    <text:p text:style-name="P13"><text:span text:style-name="T10">Type reg: `IOB_VAR_SIGNED(NAME, WIDTH)</text:span></text:p>
                  </text:list-item>
                </text:list>
                <text:p text:style-name="P13"><text:span text:style-name="T12"/></text:p>
                <text:list>
                  <text:list-header>
                    <text:p text:style-name="P13"><text:span text:style-name="T13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20.285cm" svg:height="2.411cm" svg:x="5.703cm" svg:y="1.473cm" presentation:class="title" presentation:user-transformed="true">
          <draw:text-box>
            <text:list text:style-name="L1">
              <text:list-header>
                <text:p text:style-name="P6"><text:span text:style-name="T14">Typical module: combinatorial</text:span><text:span text:style-name="T14"><text:line-break/></text:span><text:span text:style-name="T14">circuit plus register</text:span><text:span text:style-name="T14"><text:line-break/></text:span><text:span text:style-name="T14"/></text:p>
              </text:list-header>
            </text:list>
          </draw:text-box>
        </draw:frame>
        <draw:frame draw:name="Date Placeholder 3" presentation:style-name="pr7" draw:text-style-name="P23" draw:layer="layout" svg:width="5.131cm" svg:height="0.851cm" svg:x="2.065cm" svg:y="17.818cm" presentation:class="date-time" presentation:user-transformed="true">
          <draw:text-box>
            <text:p text:style-name="P22"><text:span text:style-name="T15"><text:date style:data-style-name="D4" text:date-value="2023-01-05">01/05/2023</text:date></text:span></text:p>
          </draw:text-box>
        </draw:frame>
        <draw:frame draw:name="Footer Placeholder 4" presentation:style-name="pr7" draw:text-style-name="P25" draw:layer="layout" svg:width="8.607cm" svg:height="0.851cm" svg:x="8.678cm" svg:y="17.818cm" presentation:class="footer" presentation:user-transformed="true">
          <draw:text-box>
            <text:p text:style-name="P24"><text:span text:style-name="T15">EC/SEC: DEEC/Instituto Superior Técnico </text:span></text:p>
          </draw:text-box>
        </draw:frame>
        <draw:frame draw:name="Slide Number Placeholder 5" presentation:style-name="pr7" draw:text-style-name="P27" draw:layer="layout" svg:width="5.088cm" svg:height="0.851cm" svg:x="18.241cm" svg:y="17.818cm" presentation:class="page-number" presentation:user-transformed="true">
          <draw:text-box>
            <text:p text:style-name="P26"><text:span text:style-name="T15"><text:page-number>14</text:page-number></text:span></text:p>
          </draw:text-box>
        </draw:frame>
        <draw:custom-shape draw:name="Rectangle 6" draw:style-name="gr20" draw:text-style-name="P29" draw:layer="layout" svg:width="4.444cm" svg:height="4.285cm" svg:x="11.281cm" svg:y="6.69cm">
          <text:p text:style-name="P28"><text:span text:style-name="T16">`IOB_COM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29" draw:layer="layout" svg:width="4.444cm" svg:height="2.354cm" svg:x="11.281cm" svg:y="12.035cm">
          <text:p text:style-name="P28"><text:span text:style-name="T16">iob_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22" draw:text-style-name="P30" draw:layer="layout" svg:width="4.312cm" svg:height="0.001cm" svg:x="15.726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23" draw:text-style-name="P32" draw:layer="layout" svg:width="2.726cm" svg:height="1.013cm" svg:x="17.048cm" svg:y="6.696cm">
          <text:p text:style-name="P31"><text:span text:style-name="T1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24" draw:text-style-name="P30" draw:layer="layout" svg:width="0.034cm" svg:height="4.378cm" svg:x="15.726cm" svg:y="8.8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" draw:style-name="gr23" draw:text-style-name="P32" draw:layer="layout" svg:width="3.361cm" svg:height="1.013cm" svg:x="15.948cm" svg:y="13.429cm">
          <text:p text:style-name="P31"><text:span text:style-name="T1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24" draw:text-style-name="P30" draw:layer="layout" svg:width="0.034cm" svg:height="4.378cm" draw:transform="rotate (-3.14159265358979) translate (11.316cm 13.2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Straight Arrow Connector 18" draw:style-name="gr22" draw:text-style-name="P30" draw:layer="layout" svg:width="4.312cm" svg:height="0.001cm" svg:x="6.96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23" draw:text-style-name="P32" draw:layer="layout" svg:width="2.23cm" svg:height="1.013cm" svg:x="7.173cm" svg:y="6.651cm">
          <text:p text:style-name="P31"><text:span text:style-name="T1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3" draw:text-style-name="P32" draw:layer="layout" svg:width="4.169cm" svg:height="1.013cm" svg:x="6.815cm" svg:y="13.341cm">
          <text:p text:style-name="P31"><text:span text:style-name="T1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17.581cm" svg:height="2.411cm" svg:x="7.814cm" svg:y="1.473cm" presentation:class="title" presentation:user-transformed="true">
          <draw:text-box>
            <text:list text:style-name="L1">
              <text:list-header>
                <text:p text:style-name="P6"><text:span text:style-name="T14">IOb-lib: registers!</text:span><text:span text:style-name="T14"><text:line-break/></text:span><text:span text:style-name="T14"/></text:p>
              </text:list-header>
            </text:list>
          </draw:text-box>
        </draw:frame>
        <draw:frame draw:name="Date Placeholder 3" presentation:style-name="pr7" draw:text-style-name="P23" draw:layer="layout" svg:width="5.131cm" svg:height="0.851cm" svg:x="2.065cm" svg:y="17.818cm" presentation:class="date-time" presentation:user-transformed="true">
          <draw:text-box>
            <text:p text:style-name="P22"><text:span text:style-name="T15"><text:date style:data-style-name="D4" text:date-value="2023-01-05">01/05/2023</text:date></text:span></text:p>
          </draw:text-box>
        </draw:frame>
        <draw:frame draw:name="Footer Placeholder 4" presentation:style-name="pr7" draw:text-style-name="P25" draw:layer="layout" svg:width="8.607cm" svg:height="0.851cm" svg:x="8.678cm" svg:y="17.818cm" presentation:class="footer" presentation:user-transformed="true">
          <draw:text-box>
            <text:p text:style-name="P24"><text:span text:style-name="T15">EC/SEC: DEEC/Instituto Superior Técnico </text:span></text:p>
          </draw:text-box>
        </draw:frame>
        <draw:frame draw:name="Slide Number Placeholder 5" presentation:style-name="pr7" draw:text-style-name="P27" draw:layer="layout" svg:width="5.088cm" svg:height="0.851cm" svg:x="18.241cm" svg:y="17.818cm" presentation:class="page-number" presentation:user-transformed="true">
          <draw:text-box>
            <text:p text:style-name="P26"><text:span text:style-name="T15"><text:page-number>14</text:page-number></text:span></text:p>
          </draw:text-box>
        </draw:frame>
        <draw:custom-shape draw:name="Rectangle 6" draw:style-name="gr20" draw:text-style-name="P29" draw:layer="layout" svg:width="4.444cm" svg:height="4.285cm" svg:x="9.881cm" svg:y="7.29cm">
          <text:p text:style-name="P28"><text:span text:style-name="T16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34" draw:layer="layout" svg:width="4.444cm" svg:height="2.354cm" svg:x="9.881cm" svg:y="12.635cm">
          <text:p text:style-name="P33"><text:span text:style-name="T17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22" draw:text-style-name="P30" draw:layer="layout" svg:width="4.312cm" svg:height="0.001cm" svg:x="14.326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23" draw:text-style-name="P32" draw:layer="layout" svg:width="2.726cm" svg:height="1.013cm" svg:x="15.648cm" svg:y="7.296cm">
          <text:p text:style-name="P31"><text:span text:style-name="T1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24" draw:text-style-name="P30" draw:layer="layout" svg:width="0.034cm" svg:height="4.378cm" svg:x="14.326cm" svg:y="9.4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" draw:style-name="gr23" draw:text-style-name="P32" draw:layer="layout" svg:width="3.361cm" svg:height="1.013cm" svg:x="14.548cm" svg:y="14.029cm">
          <text:p text:style-name="P31"><text:span text:style-name="T1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24" draw:text-style-name="P30" draw:layer="layout" svg:width="0.034cm" svg:height="4.378cm" draw:transform="rotate (-3.14159265358979) translate (9.916cm 13.8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Straight Arrow Connector 18" draw:style-name="gr22" draw:text-style-name="P30" draw:layer="layout" svg:width="4.312cm" svg:height="0.001cm" svg:x="5.568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23" draw:text-style-name="P32" draw:layer="layout" svg:width="2.23cm" svg:height="1.013cm" svg:x="5.773cm" svg:y="7.251cm">
          <text:p text:style-name="P31"><text:span text:style-name="T1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3" draw:text-style-name="P32" draw:layer="layout" svg:width="4.169cm" svg:height="1.013cm" svg:x="5.415cm" svg:y="13.941cm">
          <text:p text:style-name="P31"><text:span text:style-name="T1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2" presentation:style-name="pr4" draw:text-style-name="P7" draw:layer="layout" svg:width="14.877cm" svg:height="2.411cm" svg:x="8.593cm" svg:y="0.49cm" presentation:class="title" presentation:user-transformed="true">
          <draw:text-box>
            <text:p text:style-name="P6"><text:span text:style-name="T3">IOb-lib: registers</text:span></text:p>
          </draw:text-box>
        </draw:frame>
        <draw:frame draw:name="Content Placeholder 1" presentation:style-name="pr6" draw:text-style-name="P16" draw:layer="layout" svg:width="23.919cm" svg:height="11.2cm" svg:x="0.883cm" svg:y="6.229cm" presentation:class="outline" presentation:user-transformed="true">
          <draw:text-box>
            <text:list text:style-name="L2">
              <text:list-item>
                <text:p text:style-name="P13"><text:span text:style-name="T13">IOb-lib users are not allowed to describe registers in Verilog (allowing tools to infer them)</text:span></text:p>
              </text:list-item>
              <text:list-item>
                <text:p text:style-name="P35"><text:span text:style-name="T13">IOb-lib users must instantiate the iob_reg compon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_2b__20_Content" presentation:presentation-page-layout-name="AL2T11" presentation:use-footer-name="ftr1">
        <office:forms form:automatic-focus="false" form:apply-design-mode="false"/>
        <draw:frame draw:style-name="gr26" draw:text-style-name="P37" draw:layer="layout" svg:width="12.142cm" svg:height="14.945cm" svg:x="1.087cm" svg:y="3.882cm">
          <draw:text-box>
            <text:p text:style-name="P36"><text:span text:style-name="T8">`timescale 1ns / 1ps</text:span></text:p>
            <text:p text:style-name="P36"><text:span text:style-name="T8"/></text:p>
            <text:p text:style-name="P36"><text:span text:style-name="T8">module iob_reg</text:span></text:p>
            <text:p text:style-name="P36"><text:span text:style-name="T8"><text:s text:c="2"/></text:span><text:span text:style-name="T8">#(</text:span></text:p>
            <text:p text:style-name="P36"><text:span text:style-name="T8"><text:s text:c="4"/></text:span><text:span text:style-name="T8">parameter DATA_W = 0,</text:span></text:p>
            <text:p text:style-name="P36"><text:span text:style-name="T8"><text:s text:c="4"/></text:span><text:span text:style-name="T8">parameter RST_VAL = 0</text:span></text:p>
            <text:p text:style-name="P36"><text:span text:style-name="T8"><text:s text:c="4"/></text:span><text:span text:style-name="T8">)</text:span></text:p>
            <text:p text:style-name="P36"><text:span text:style-name="T8"><text:s text:c="3"/></text:span><text:span text:style-name="T8">(</text:span></text:p>
            <text:p text:style-name="P36"><text:span text:style-name="T8"><text:s text:c="4"/></text:span><text:span text:style-name="T8">input <text:s text:c="18"/>clk,</text:span></text:p>
            <text:p text:style-name="P36"><text:span text:style-name="T8"><text:s text:c="4"/></text:span><text:span text:style-name="T8">input <text:s text:c="18"/>arst,</text:span></text:p>
            <text:p text:style-name="P36"><text:span text:style-name="T8"><text:s text:c="4"/></text:span><text:span text:style-name="T8">input <text:s text:c="18"/>rst,</text:span></text:p>
            <text:p text:style-name="P36"><text:span text:style-name="T8"><text:s text:c="4"/></text:span><text:span text:style-name="T8">input <text:s text:c="18"/>en,</text:span></text:p>
            <text:p text:style-name="P36"><text:span text:style-name="T8"><text:s text:c="4"/></text:span><text:span text:style-name="T8">input [DATA_W-1:0] <text:s text:c="5"/>data_in,</text:span></text:p>
            <text:p text:style-name="P36"><text:span text:style-name="T8"><text:s text:c="4"/></text:span><text:span text:style-name="T8">output reg [DATA_W-1:0] data_out</text:span></text:p>
            <text:p text:style-name="P36"><text:span text:style-name="T8"><text:s text:c="4"/></text:span><text:span text:style-name="T8">);</text:span></text:p>
            <text:p text:style-name="P36"><text:span text:style-name="T8"/></text:p>
            <text:p text:style-name="P36"><text:span text:style-name="T8"><text:s text:c="3"/></text:span><text:span text:style-name="T8">//prevent width mismatch</text:span></text:p>
            <text:p text:style-name="P36"><text:span text:style-name="T8"><text:s text:c="3"/></text:span><text:span text:style-name="T8">localparam [DATA_W-1:0] RST_VAL_INT = RST_VAL;</text:span></text:p>
            <text:p text:style-name="P36"><text:span text:style-name="T8"><text:s text:c="3"/></text:span></text:p>
            <text:p text:style-name="P36"><text:span text:style-name="T8"><text:s text:c="3"/></text:span><text:span text:style-name="T8">always @(posedge clk, posedge arst) begin</text:span></text:p>
            <text:p text:style-name="P36"><text:span text:style-name="T8"><text:s text:c="6"/></text:span><text:span text:style-name="T8">if (arst) begin</text:span></text:p>
            <text:p text:style-name="P36"><text:span text:style-name="T8"><text:s text:c="9"/></text:span><text:span text:style-name="T8">data_out &lt;= RST_VAL_INT;</text:span></text:p>
            <text:p text:style-name="P36"><text:span text:style-name="T8"><text:s text:c="6"/></text:span><text:span text:style-name="T8">end else if (rst) begin</text:span></text:p>
            <text:p text:style-name="P36"><text:span text:style-name="T8"><text:s text:c="9"/></text:span><text:span text:style-name="T8">data_out &lt;= RST_VAL_INT;</text:span></text:p>
            <text:p text:style-name="P36"><text:span text:style-name="T8"><text:s text:c="6"/></text:span><text:span text:style-name="T8">end else if (en) begin</text:span></text:p>
            <text:p text:style-name="P36"><text:span text:style-name="T8"><text:s text:c="9"/></text:span><text:span text:style-name="T8">data_out &lt;= data_in;</text:span></text:p>
            <text:p text:style-name="P36"><text:span text:style-name="T8"><text:s text:c="6"/></text:span><text:span text:style-name="T8">end</text:span></text:p>
            <text:p text:style-name="P36"><text:span text:style-name="T8"><text:s text:c="3"/></text:span><text:span text:style-name="T8">end</text:span></text:p>
            <text:p text:style-name="P36"><text:span text:style-name="T8"/></text:p>
            <text:p text:style-name="P36"><text:span text:style-name="T8">endmodule</text:span></text:p>
            <text:p text:style-name="P36"><text:span text:style-name="T8"/></text:p>
          </draw:text-box>
        </draw:frame>
        <draw:frame draw:name="Title 5" presentation:style-name="pr4" draw:text-style-name="P7" draw:layer="layout" svg:width="14.877cm" svg:height="2.411cm" svg:x="8.594cm" svg:y="0.491cm" presentation:class="title" presentation:user-transformed="true">
          <draw:text-box>
            <text:p text:style-name="P6"><text:span text:style-name="T3">The iob_reg module</text:span></text:p>
          </draw:text-box>
        </draw:frame>
        <draw:frame draw:style-name="gr8" draw:text-style-name="P14" draw:layer="layout" svg:width="8.994cm" svg:height="0.962cm" svg:x="14.963cm" svg:y="4.175cm">
          <draw:text-box>
            <text:p text:style-name="P13">Exercise: instantiate a regist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19.64cm" svg:height="2.411cm" svg:x="5.755cm" svg:y="1.473cm" presentation:class="title" presentation:user-transformed="true">
          <draw:text-box>
            <text:list text:style-name="L1">
              <text:list-header>
                <text:p text:style-name="P6"><text:span text:style-name="T14">IOb-lib: combinatorial circuits</text:span></text:p>
              </text:list-header>
            </text:list>
          </draw:text-box>
        </draw:frame>
        <draw:frame draw:name="Date Placeholder 3" presentation:style-name="pr7" draw:text-style-name="P23" draw:layer="layout" svg:width="5.131cm" svg:height="0.851cm" svg:x="2.065cm" svg:y="17.818cm" presentation:class="date-time" presentation:user-transformed="true">
          <draw:text-box>
            <text:p text:style-name="P22"><text:span text:style-name="T15"><text:date style:data-style-name="D4" text:date-value="2023-01-05">01/05/2023</text:date></text:span></text:p>
          </draw:text-box>
        </draw:frame>
        <draw:frame draw:name="Footer Placeholder 4" presentation:style-name="pr7" draw:text-style-name="P25" draw:layer="layout" svg:width="8.607cm" svg:height="0.851cm" svg:x="8.678cm" svg:y="17.818cm" presentation:class="footer" presentation:user-transformed="true">
          <draw:text-box>
            <text:p text:style-name="P24"><text:span text:style-name="T15">EC/SEC: DEEC/Instituto Superior Técnico </text:span></text:p>
          </draw:text-box>
        </draw:frame>
        <draw:frame draw:name="Slide Number Placeholder 5" presentation:style-name="pr7" draw:text-style-name="P27" draw:layer="layout" svg:width="5.088cm" svg:height="0.851cm" svg:x="18.241cm" svg:y="17.818cm" presentation:class="page-number" presentation:user-transformed="true">
          <draw:text-box>
            <text:p text:style-name="P26"><text:span text:style-name="T15"><text:page-number>14</text:page-number></text:span></text:p>
          </draw:text-box>
        </draw:frame>
        <draw:custom-shape draw:name="Rectangle 6" draw:style-name="gr27" draw:text-style-name="P34" draw:layer="layout" svg:width="4.444cm" svg:height="4.285cm" svg:x="10.681cm" svg:y="6.69cm">
          <text:p text:style-name="P33"><text:span text:style-name="T17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29" draw:layer="layout" svg:width="4.444cm" svg:height="2.354cm" svg:x="10.681cm" svg:y="12.035cm">
          <text:p text:style-name="P28"><text:span text:style-name="T16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22" draw:text-style-name="P30" draw:layer="layout" svg:width="4.312cm" svg:height="0.001cm" svg:x="15.126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23" draw:text-style-name="P32" draw:layer="layout" svg:width="2.726cm" svg:height="1.013cm" svg:x="16.448cm" svg:y="6.696cm">
          <text:p text:style-name="P31"><text:span text:style-name="T1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24" draw:text-style-name="P30" draw:layer="layout" svg:width="0.034cm" svg:height="4.378cm" svg:x="15.126cm" svg:y="8.8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" draw:style-name="gr23" draw:text-style-name="P32" draw:layer="layout" svg:width="3.361cm" svg:height="1.013cm" svg:x="15.348cm" svg:y="13.429cm">
          <text:p text:style-name="P31"><text:span text:style-name="T1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24" draw:text-style-name="P30" draw:layer="layout" svg:width="0.034cm" svg:height="4.378cm" draw:transform="rotate (-3.14159265358979) translate (10.716cm 13.2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Straight Arrow Connector 18" draw:style-name="gr22" draw:text-style-name="P30" draw:layer="layout" svg:width="4.312cm" svg:height="0.001cm" svg:x="6.36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23" draw:text-style-name="P32" draw:layer="layout" svg:width="2.23cm" svg:height="1.013cm" svg:x="6.573cm" svg:y="6.651cm">
          <text:p text:style-name="P31"><text:span text:style-name="T1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3" draw:text-style-name="P32" draw:layer="layout" svg:width="4.169cm" svg:height="1.013cm" svg:x="6.215cm" svg:y="13.341cm">
          <text:p text:style-name="P31"><text:span text:style-name="T1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18.27cm" svg:height="2.411cm" svg:x="7.347cm" svg:y="0.49cm" presentation:class="title" presentation:user-transformed="true">
          <draw:text-box>
            <text:p text:style-name="P6"><text:span text:style-name="T3">Combinatorial blocks </text:span></text:p>
          </draw:text-box>
        </draw:frame>
        <draw:frame draw:name="Content Placeholder 2" presentation:style-name="pr6" draw:text-style-name="P16" draw:layer="layout" svg:width="11.551cm" svg:height="11.2cm" svg:x="0.884cm" svg:y="3.529cm" presentation:class="outline" presentation:user-transformed="true">
          <draw:text-box>
            <text:p text:style-name="P13">module <text:span text:style-name="T6">my_module</text:span></text:p>
            <text:p text:style-name="P13">(</text:p>
            <text:p text:style-name="P13"><text:s/>//interface signals</text:p>
            <text:p text:style-name="P13">);</text:p>
            <text:p text:style-name="P13"><text:span text:style-name="T11">...</text:span></text:p>
            <text:p text:style-name="P13"><text:span text:style-name="T12"><text:s text:c="3"/></text:span><text:span text:style-name="T12">`IOB_VAR(zv,10);</text:span></text:p>
            <text:p text:style-name="P13"><text:span text:style-name="T12"><text:s text:c="3"/></text:span><text:span text:style-name="T12">`IOB_VAR(yv,10);</text:span></text:p>
            <text:p text:style-name="P13"><text:span text:style-name="T12"><text:s text:c="3"/></text:span><text:span text:style-name="T18">`IOB_COMB</text:span><text:span text:style-name="T19"> </text:span><text:span text:style-name="T20">begin</text:span></text:p>
            <text:p text:style-name="P13"><text:span text:style-name="T20"><text:s text:c="7"/></text:span><text:span text:style-name="T19">//insert C-like expressions here: examples</text:span></text:p>
            <text:p text:style-name="P13"><text:span text:style-name="T19"><text:s text:c="7"/></text:span><text:span text:style-name="T19">zv = s? X: Y;</text:span></text:p>
            <text:p text:style-name="P13"><text:span text:style-name="T19"><text:s text:c="7"/></text:span><text:span text:style-name="T19">yv = a*(b+c);</text:span></text:p>
            <text:p text:style-name="P13"><text:span text:style-name="T19"><text:s text:c="3"/></text:span><text:span text:style-name="T20">end</text:span><text:span text:style-name="T19"> </text:span></text:p>
            <text:p text:style-name="P13"><text:span text:style-name="T19">`IOB_VAR2WIRE(zv, z)</text:span></text:p>
            <text:p text:style-name="P13"><text:span text:style-name="T19">`IOB_VAR2WIRE(yv, y)</text:span></text:p>
            <text:p text:style-name="P13"><text:span text:style-name="T19">...</text:span></text:p>
            <text:p text:style-name="P13">endmodule</text:p>
          </draw:text-box>
        </draw:frame>
        <draw:frame draw:style-name="gr28" draw:text-style-name="P14" draw:layer="layout" svg:width="11.413cm" svg:height="15.182cm" svg:x="13.387cm" svg:y="2.821cm">
          <draw:text-box>
            <text:p text:style-name="P13">`IOB_COMB is defined in iob_lib.vh:</text:p>
            <text:p text:style-name="P13">`define IOB_COMB always @*</text:p>
            <text:p text:style-name="P13"/>
            <text:p text:style-name="P13">What is always @*?</text:p>
            <text:p text:style-name="P13"/>
            <text:p text:style-name="P13">The verilog explanation is cumbersome</text:p>
            <text:p text:style-name="P13"/>
            <text:p text:style-name="P13">The <text:span text:style-name="T6">iob-lib </text:span><text:span text:style-name="T21">explanation is trivial:</text:span></text:p>
            <text:p text:style-name="P13"><text:span text:style-name="T21"/></text:p>
            <text:p text:style-name="P13"><text:span text:style-name="T21">1) `IOB_COMB describes a combinatorial block</text:span></text:p>
            <text:p text:style-name="P13"><text:span text:style-name="T21">2) LHS are computed variables using wires and other variables</text:span></text:p>
            <text:p text:style-name="P13"><text:span text:style-name="T21">3) RHS are inputs: wires or other variables</text:span></text:p>
            <text:p text:style-name="P13"><text:span text:style-name="T21">4) computed variables need to be converted to wires to be used for interconnection</text:span></text:p>
            <text:p text:style-name="P13"><text:span text:style-name="T21"/></text:p>
            <text:p text:style-name="P13"><text:span text:style-name="T21"><text:tab/></text:span></text:p>
          </draw:text-box>
        </draw:frame>
        <draw:frame draw:style-name="gr8" draw:text-style-name="P14" draw:layer="layout" svg:width="9.608cm" svg:height="1.673cm" svg:x="1.205cm" svg:y="15.846cm">
          <draw:text-box>
            <text:p text:style-name="P13">WARNING: make sure you have</text:p>
            <text:p text:style-name="P13">no feedback loop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3">Order of statements </text:span></text:p>
          </draw:text-box>
        </draw:frame>
        <draw:frame draw:name="Date Placeholder 3" presentation:style-name="pr7" draw:text-style-name="P23" draw:layer="layout" svg:width="5.131cm" svg:height="0.851cm" svg:x="2.065cm" svg:y="17.818cm" presentation:class="date-time" presentation:user-transformed="true">
          <draw:text-box>
            <text:p text:style-name="P22"><text:span text:style-name="T15"><text:date style:data-style-name="D4" text:date-value="2023-01-05">01/05/2023</text:date></text:span></text:p>
          </draw:text-box>
        </draw:frame>
        <draw:frame draw:name="Footer Placeholder 4" presentation:style-name="pr7" draw:text-style-name="P25" draw:layer="layout" svg:width="8.607cm" svg:height="0.851cm" svg:x="8.678cm" svg:y="17.818cm" presentation:class="footer" presentation:user-transformed="true">
          <draw:text-box>
            <text:p text:style-name="P24"><text:span text:style-name="T15">EC/SEC: DEEC/Instituto Superior Técnico </text:span></text:p>
          </draw:text-box>
        </draw:frame>
        <draw:frame draw:name="Slide Number Placeholder 5" presentation:style-name="pr7" draw:text-style-name="P27" draw:layer="layout" svg:width="5.088cm" svg:height="0.851cm" svg:x="18.241cm" svg:y="17.818cm" presentation:class="page-number" presentation:user-transformed="true">
          <draw:text-box>
            <text:p text:style-name="P26"><text:span text:style-name="T15"><text:page-number>14</text:page-number></text:span></text:p>
          </draw:text-box>
        </draw:frame>
        <draw:frame draw:style-name="gr29" draw:text-style-name="P40" draw:layer="layout" svg:width="22.871cm" svg:height="9.795cm" svg:x="1.617cm" svg:y="5.774cm">
          <draw:text-box>
            <text:list text:style-name="L1">
              <text:list-item>
                <text:p text:style-name="P39"><text:span text:style-name="T22">In Verilog the order of statements is </text:span><text:span text:style-name="T23">irrelevant</text:span><text:span text:style-name="T22"> since we are merely listing components</text:span></text:p>
              </text:list-item>
              <text:list-item>
                <text:p text:style-name="P39"><text:span text:style-name="T22">However:</text:span></text:p>
                <text:list>
                  <text:list-item>
                    <text:p text:style-name="P39"><text:span text:style-name="T22">Signal declarations must precede their use</text:span></text:p>
                  </text:list-item>
                  <text:list-item>
                    <text:p text:style-name="P39"><text:span text:style-name="T22">Inside a combinatorial block, the order of statements is important because it is </text:span><text:span text:style-name="T24">described procedurally</text:span></text:p>
                  </text:list-item>
                  <text:list-item>
                    <text:p text:style-name="P39"><text:span text:style-name="T22">Only the variables computed in a combinatorial block matters and this computation may be affected by the order of statement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1" presentation:style-name="pr4" draw:text-style-name="P7" draw:layer="layout" svg:width="21.264cm" svg:height="2.411cm" svg:x="7.07cm" svg:y="1.108cm" presentation:class="title" presentation:user-transformed="true">
          <draw:text-box>
            <text:p text:style-name="P6"><text:span text:style-name="T3">Combinatorial block: if statements</text:span></text:p>
          </draw:text-box>
        </draw:frame>
        <draw:frame draw:name="Content Placeholder 3" presentation:style-name="pr6" draw:text-style-name="P16" draw:layer="layout" svg:width="11.551cm" svg:height="11.2cm" svg:x="1.077cm" svg:y="5.129cm" presentation:class="outline" presentation:user-transformed="true">
          <draw:text-box>
            <text:p text:style-name="P13">module <text:span text:style-name="T6">my_module</text:span></text:p>
            <text:p text:style-name="P13">(</text:p>
            <text:p text:style-name="P13"><text:s/>//interface signals</text:p>
            <text:p text:style-name="P13">);</text:p>
            <text:p text:style-name="P13"><text:span text:style-name="T11">...</text:span></text:p>
            <text:p text:style-name="P13"><text:span text:style-name="T12"><text:s text:c="2"/></text:span><text:span text:style-name="T25"><text:s/></text:span><text:span text:style-name="T25">`IOB_VAR</text:span><text:span text:style-name="T12">(zv,10);</text:span></text:p>
            <text:p text:style-name="P13"><text:span text:style-name="T25"><text:s text:c="3"/></text:span><text:span text:style-name="T25">`IOB_COMB</text:span><text:span text:style-name="T26"> </text:span><text:span text:style-name="T20">begin</text:span></text:p>
            <text:p text:style-name="P13"><text:span text:style-name="T27"><text:s text:c="3"/></text:span><text:span text:style-name="T27">if (s)</text:span></text:p>
            <text:p text:style-name="P13"><text:span text:style-name="T19"><text:s text:c="7"/></text:span><text:span text:style-name="T19">zv = x;</text:span></text:p>
            <text:p text:style-name="P13"><text:span text:style-name="T19"><text:s text:c="3"/></text:span><text:span text:style-name="T19">else</text:span></text:p>
            <text:p text:style-name="P13"><text:span text:style-name="T19"><text:s text:c="7"/></text:span><text:span text:style-name="T19">zv = y;</text:span></text:p>
            <text:p text:style-name="P13"><text:span text:style-name="T19"><text:s text:c="3"/></text:span><text:span text:style-name="T20">end</text:span><text:span text:style-name="T19"> </text:span></text:p>
            <text:p text:style-name="P13"><text:span text:style-name="T25">`IOB_VAR2WIRE</text:span><text:span text:style-name="T19">(zv, z)</text:span></text:p>
            <text:p text:style-name="P13"><text:span text:style-name="T19">...</text:span></text:p>
            <text:p text:style-name="P13">endmodule</text:p>
          </draw:text-box>
        </draw:frame>
        <draw:frame draw:name="Content Placeholder 4" presentation:style-name="pr6" draw:text-style-name="P16" draw:layer="layout" svg:width="11.551cm" svg:height="11.2cm" svg:x="12.628cm" svg:y="4.952cm" presentation:class="outline" presentation:user-transformed="true">
          <draw:text-box>
            <text:p text:style-name="P13">module <text:span text:style-name="T6">my_module</text:span></text:p>
            <text:p text:style-name="P13">(</text:p>
            <text:p text:style-name="P13"><text:s/>//interface signals</text:p>
            <text:p text:style-name="P13">);</text:p>
            <text:p text:style-name="P13"><text:span text:style-name="T11">...</text:span></text:p>
            <text:p text:style-name="P13"><text:span text:style-name="T12"><text:s text:c="2"/></text:span><text:span text:style-name="T25"><text:s/></text:span><text:span text:style-name="T25">`IOB_VAR</text:span><text:span text:style-name="T12">(zv,10);</text:span></text:p>
            <text:p text:style-name="P13"><text:span text:style-name="T25"><text:s text:c="3"/></text:span><text:span text:style-name="T25">`IOB_COMB</text:span><text:span text:style-name="T26"> </text:span><text:span text:style-name="T20">begin</text:span></text:p>
            <text:p text:style-name="P13"><text:span text:style-name="T10"><text:s text:c="3"/></text:span><text:span text:style-name="T10">zv = y;</text:span></text:p>
            <text:p text:style-name="P13"><text:span text:style-name="T27"><text:s text:c="3"/></text:span><text:span text:style-name="T27">if (s)</text:span></text:p>
            <text:p text:style-name="P13"><text:span text:style-name="T19"><text:s text:c="7"/></text:span><text:span text:style-name="T19">zv = x;</text:span></text:p>
            <text:p text:style-name="P13"><text:span text:style-name="T19"><text:s text:c="3"/></text:span><text:span text:style-name="T20">end</text:span><text:span text:style-name="T19"> </text:span></text:p>
            <text:p text:style-name="P13"><text:span text:style-name="T25">`IOB_VAR2WIRE</text:span><text:span text:style-name="T19">(zv, z)</text:span></text:p>
            <text:p text:style-name="P13"><text:span text:style-name="T19">...</text:span></text:p>
            <text:p text:style-name="P13">end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_2b__20_Content" presentation:presentation-page-layout-name="AL2T11" presentation:use-footer-name="ftr1">
        <office:forms form:automatic-focus="false" form:apply-design-mode="false"/>
        <draw:frame draw:name="Title 6" presentation:style-name="pr4" draw:text-style-name="P7" draw:layer="layout" svg:width="21.264cm" svg:height="2.411cm" svg:x="6.27cm" svg:y="0.508cm" presentation:class="title" presentation:user-transformed="true">
          <draw:text-box>
            <text:p text:style-name="P6"><text:span text:style-name="T3">Combinatorial block: for loops</text:span></text:p>
          </draw:text-box>
        </draw:frame>
        <draw:frame draw:name="Content Placeholder 5" presentation:style-name="pr6" draw:text-style-name="P16" draw:layer="layout" svg:width="11.551cm" svg:height="11.2cm" svg:x="2.87cm" svg:y="4.247cm" presentation:class="outline" presentation:user-transformed="true">
          <draw:text-box>
            <text:p text:style-name="P13">module <text:span text:style-name="T6">my_module</text:span></text:p>
            <text:p text:style-name="P13">(</text:p>
            <text:p text:style-name="P13"><text:s/>//interface signals</text:p>
            <text:p text:style-name="P13">);</text:p>
            <text:p text:style-name="P13"><text:span text:style-name="T11">…</text:span></text:p>
            <text:p text:style-name="P13"><text:span text:style-name="T11"><text:s text:c="3"/></text:span><text:span text:style-name="T11">integer </text:span><text:span text:style-name="T11"><text:tab/></text:span><text:span text:style-name="T11">i;</text:span></text:p>
            <text:p text:style-name="P13"><text:span text:style-name="T12"><text:s text:c="2"/></text:span><text:span text:style-name="T25"><text:s/></text:span><text:span text:style-name="T25">`IOB_VAR</text:span><text:span text:style-name="T12">(c,9);</text:span></text:p>
            <text:p text:style-name="P35"><text:span text:style-name="T28"><text:s text:c="2"/></text:span><text:span text:style-name="T29"><text:s/></text:span><text:span text:style-name="T29">`IOB_VAR</text:span><text:span text:style-name="T28">(s,8);</text:span></text:p>
            <text:p text:style-name="P13"><text:span text:style-name="T25"><text:s text:c="3"/></text:span><text:span text:style-name="T25">`IOB_COMB</text:span><text:span text:style-name="T26"> </text:span><text:span text:style-name="T20">begin</text:span></text:p>
            <text:p text:style-name="P13"><text:span text:style-name="T10"/></text:p>
            <text:p text:style-name="P13"><text:span text:style-name="T27"><text:s text:c="3"/></text:span><text:span text:style-name="T27">f</text:span><text:span text:style-name="T19">or (i=0; I&lt;N; i=i+1)</text:span></text:p>
            <text:p text:style-name="P13"><text:span text:style-name="T19"><text:s text:c="7"/></text:span><text:span text:style-name="T19">s[i] = a[i] ^b[i] ^c[i];</text:span></text:p>
            <text:p text:style-name="P13"><text:span text:style-name="T30"><text:s text:c="7"/></text:span><text:span text:style-name="T30">c[i+1] = a[i]&amp;b[i] | ( c[i] &amp; (</text:span><text:span text:style-name="T31">a[i] ^b[i] ));</text:span></text:p>
            <text:p text:style-name="P13"><text:span text:style-name="T19"><text:s text:c="3"/></text:span><text:span text:style-name="T20">end</text:span><text:span text:style-name="T19"> </text:span></text:p>
            <text:p text:style-name="P13"><text:span text:style-name="T25">`IOB_VAR2WIRE</text:span><text:span text:style-name="T19">(y, s)</text:span></text:p>
            <text:p text:style-name="P35"><text:span text:style-name="T29">`IOB_VAR2WIRE</text:span><text:span text:style-name="T31">(co, c[8])</text:span></text:p>
            <text:p text:style-name="P13"><text:span text:style-name="T19">...</text:span></text:p>
            <text:p text:style-name="P13">endmodul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e7fcc" draw:end-color="#a4c1ff" draw:start-intensity="100%" draw:end-intensity="100%" draw:angle="18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05">05-01-2023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4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05">05-01-2023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239</meta:editing-cycles>
    <meta:creation-date>2014-07-21T10:31:21</meta:creation-date>
    <dc:date>2023-01-05T13:58:38.643657335</dc:date>
    <meta:editing-duration>P3DT10H15M4S</meta:editing-duration>
    <meta:generator>LibreOffice/7.3.7.2$Linux_X86_64 LibreOffice_project/30$Build-2</meta:generator>
    <meta:document-statistic meta:object-count="16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